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548cm"/>
    </style:style>
    <style:style style:name="co2" style:family="table-column">
      <style:table-column-properties fo:break-before="auto" style:column-width="3.3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'features_avg_freq_kernel/1/10AnnoyingThingsCarPassengersDo[Part1].mat'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10AnnoyingThingsCarPassengersDo[Part2].mat'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20.Stage2.Anger.mat'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2968179635_c24b5c723a_700.mat'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3016071331_3b030f98ae_700.mat'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3093008706_97381d4539_700.mat'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3245211604_22edb1f862_700.mat'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3670715153_1d97988213_700.mat'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3838697081_e52ce4c0c5_700.mat'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3884685651_da46368052_700.mat'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3885479290_fb2e6d52fb_700.mat'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4035227760_c78abfbe30_700.mat'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4333854807_c6f45213ab_700.mat'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4333854808_c2f4f384b9_700.mat'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4680584478_80e29ee9e7_700.mat'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4943361730_c12eb71df1_700.mat'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5070589015_38312e1972_700.mat'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5170938595_d0bf5e924f_700.mat'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5223985491_8bc17a6c2b_700.mat'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5396919831_a585bc92f2_700.mat'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5398817861_aab3f3ccc3_700.mat'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5705678747_946d56b9ca_700.mat'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5986004191_47ec419eb5_700.mat'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5WaysToAnnoyYourMother.mat'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5WaystoAnnoyYourTeacher.mat'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6654894581_72dabc67bd_700.mat'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7480040448_9c08fedc0c_700.mat'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9195508205_360p.mat'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ANGRYGARBAGEMANRAGES_.mat'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ANGRYGRANDPAGETSKICKEDOUTOFCICI;SPIZZA..mat'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AnambraElectio_AngryWomenDareJega,ProtestAtINECOff.mat'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AngryWomanvsBike.mat'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AngrymangoesnutsatWendy_sdrivethru.mat'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Annoyance101.mat'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features_avg_freq_kernel/1/AnnoyanceTest.mat'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Annoying.mat'</text:p>
          </table:table-cell>
          <table:table-cell office:value-type="float" office:value="136" calcext:value-type="float">
            <text:p>136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AnnoyingDevil-BallsOfSteel.mat'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AnnoyingHabitsPart2.mat'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AnnoyingPeopleonAirplanes.mat'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BeatboxAnnoyance.mat'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BoxofANNOYANCE.mat'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DDSPublicAnnoyance.mat'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EXTREMELYANGRYSHEPARD.mat'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EpicRageTime-TheIncredibleDerp(Feat.GreyDeLisle)-AlligatorTub.mat'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ExtremeRoadRage-CrazyDriverCrashes,Smashes,andLeaves.mat'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ExtremelyAngryCustomeratMcDonalds-Veryfunny.mat'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Funny,AngryPeople.mat'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HOWTOANNOYGIRLS.mat'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HowToAnnoyATelemarketer.mat'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HowToAnnoyYourColleagues.mat'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HowToStopRussianRoadRage(July2013).mat'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HowtoAnnoyPeopleinanElevator.mat'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HowtoAnnoySomeoneaLot.mat'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HowtoAnnoyYourFriends.mat'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Howtoannoyyourroommate.mat'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Howtoannoyyourroommate__(SoFunny).mat'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IHAVEANGERISSUES.mat'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Insaneannoyance.mat'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JamaicanRoadRage-@TRABASS_TV.mat'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KillmyPC.mat'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McNuggetRageFAIL.mat'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NERDRAGE--(YourFavoriteMartianmusicvideo).mat'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OfficeRage3.mat'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OfficeStress-AirConditioning.mat'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OfficeStress-Elevator.mat'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OfficeStress-Madness.mat'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OfficeStress-MobilePhone-1.mat'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eatures_avg_freq_kernel/1/OfficeStress-MobilePhone.mat'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OfficeStress-Photocopying.mat'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PEOPLEWHOFAILATBEINGANGRY.mat'</text:p>
          </table:table-cell>
          <table:table-cell office:value-type="float" office:value="281" calcext:value-type="float">
            <text:p>28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PublicAnnoyance.mat'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PublicAnnoyancePart1.mat'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PublicAnnoyance[TheWolfPack].mat'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Publicannoyance[Pranks]-Ennuipublic[Blagues]LaCapsule.mat'</text:p>
          </table:table-cell>
          <table:table-cell office:value-type="float" office:value="303" calcext:value-type="float">
            <text:p>303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AGEQUIT--HappyWheels.mat'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age.mat'</text:p>
          </table:table-cell>
          <table:table-cell office:value-type="float" office:value="296" calcext:value-type="float">
            <text:p>29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ageComicsInRealLife.mat'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oadRageBikerStyle.mat'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oadRageCompilation1.mat'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oadRageCompilation10.mat'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oadRageCompilation12.mat'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oadRageCompilation20.mat'</text:p>
          </table:table-cell>
          <table:table-cell office:value-type="float" office:value="213" calcext:value-type="float">
            <text:p>21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oadRageCompilation22.mat'</text:p>
          </table:table-cell>
          <table:table-cell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oadRageCompilation3.mat'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oadRageCompilation6.mat'</text:p>
          </table:table-cell>
          <table:table-cell office:value-type="float" office:value="258" calcext:value-type="float">
            <text:p>25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oadRageCompilation7.mat'</text:p>
          </table:table-cell>
          <table:table-cell office:value-type="float" office:value="218" calcext:value-type="float">
            <text:p>21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oadRageSgtofMarinesOriginalUnedited-YouTube.mat'</text:p>
          </table:table-cell>
          <table:table-cell office:value-type="float" office:value="211" calcext:value-type="float">
            <text:p>21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ussianRoadRageAndRoadFightCompilation-.mat'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ussianRoadRageCompilation2013.mat'</text:p>
          </table:table-cell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SuperAnnoyingRussianPart2.mat'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TheAnnoyanceTest.mat'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TheNaranja-Annoyance.mat'</text:p>
          </table:table-cell>
          <table:table-cell office:value-type="float" office:value="267" calcext:value-type="float">
            <text:p>26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Themostannoyingmanontheplanet-.mat'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TigerWoodsAngerProblems.mat'</text:p>
          </table:table-cell>
          <table:table-cell office:value-type="float" office:value="221" calcext:value-type="float">
            <text:p>22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ToyotavsPorsche[RoadRage]2013.mat'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WOWAngerManagementFAIL.mat'</text:p>
          </table:table-cell>
          <table:table-cell office:value-type="float" office:value="209" calcext:value-type="float">
            <text:p>20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angrypeoplecompilation.mat'</text:p>
          </table:table-cell>
          <table:table-cell office:value-type="float" office:value="259" calcext:value-type="float">
            <text:p>2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annoyance-bunkbed.mat'</text:p>
          </table:table-cell>
          <table:table-cell office:value-type="float" office:value="274" calcext:value-type="float">
            <text:p>27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copycatofTheAnnoyance(epoddle).mat'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railrageblondewomanspitting,swearingandhittingotherpassengers.mat'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1/videogameanger.mat'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2/07Anticipation_.mat'</text:p>
          </table:table-cell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2/2399348905_2540b721ec_700.mat'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2/2418977930_79b94906e8_700.mat'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2/2425693269_c9180aa4bd_700.mat'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features_avg_freq_kernel/2/2438109848_cca5f5fcbd_700.mat'</text:p>
          </table:table-cell>
          <table:table-cell office:value-type="float" office:value="427" calcext:value-type="float">
            <text:p>427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2618315379_7508333caf_700.mat'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2640176162_9f0ac518ed_700.mat'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2912382030_2d211548b4_700.mat'</text:p>
          </table:table-cell>
          <table:table-cell office:value-type="float" office:value="373" calcext:value-type="float">
            <text:p>37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2968201685_9e885fd145_700.mat'</text:p>
          </table:table-cell>
          <table:table-cell office:value-type="float" office:value="479" calcext:value-type="float">
            <text:p>479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2971486855_6cba6b189e_700.mat'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3009731204_5f875deaea_700.mat'</text:p>
          </table:table-cell>
          <table:table-cell office:value-type="float" office:value="387" calcext:value-type="float">
            <text:p>38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3117221300_3db12592b6_700.mat'</text:p>
          </table:table-cell>
          <table:table-cell office:value-type="float" office:value="386" calcext:value-type="float">
            <text:p>386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3117769338_f98845cfa4_700.mat'</text:p>
          </table:table-cell>
          <table:table-cell office:value-type="float" office:value="446" calcext:value-type="float">
            <text:p>44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3234385489_d823ab86e0_700.mat'</text:p>
          </table:table-cell>
          <table:table-cell office:value-type="float" office:value="363" calcext:value-type="float">
            <text:p>36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3679460633_9ffd12d25a_700.mat'</text:p>
          </table:table-cell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3902306963_2169611bea_700.mat'</text:p>
          </table:table-cell>
          <table:table-cell office:value-type="float" office:value="341" calcext:value-type="float">
            <text:p>34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4107329694_55cd265504_700.mat'</text:p>
          </table:table-cell>
          <table:table-cell office:value-type="float" office:value="445" calcext:value-type="float">
            <text:p>445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4257537595_5f8fab24fa_700.mat'</text:p>
          </table:table-cell>
          <table:table-cell office:value-type="float" office:value="323" calcext:value-type="float">
            <text:p>32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4507079793_b1db515180_700.mat'</text:p>
          </table:table-cell>
          <table:table-cell office:value-type="float" office:value="456" calcext:value-type="float">
            <text:p>456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4836636700_dcbea9f284_700.mat'</text:p>
          </table:table-cell>
          <table:table-cell office:value-type="float" office:value="480" calcext:value-type="float">
            <text:p>480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4836710948_3437200552_700.mat'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5109465668_f19ef5a2e8_700.mat'</text:p>
          </table:table-cell>
          <table:table-cell office:value-type="float" office:value="433" calcext:value-type="float">
            <text:p>43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5109512990_355c65943b_700.mat'</text:p>
          </table:table-cell>
          <table:table-cell office:value-type="float" office:value="406" calcext:value-type="float">
            <text:p>406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5109523688_b91308ac1d_700.mat'</text:p>
          </table:table-cell>
          <table:table-cell office:value-type="float" office:value="451" calcext:value-type="float">
            <text:p>451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5183200695_961f43a087_700.mat'</text:p>
          </table:table-cell>
          <table:table-cell office:value-type="float" office:value="324" calcext:value-type="float">
            <text:p>324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5205012406__700.mat'</text:p>
          </table:table-cell>
          <table:table-cell office:value-type="float" office:value="431" calcext:value-type="float">
            <text:p>4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5328405693_e4eac20764_700.mat'</text:p>
          </table:table-cell>
          <table:table-cell office:value-type="float" office:value="478" calcext:value-type="float">
            <text:p>47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5349674438_befe39a9a9_700.mat'</text:p>
          </table:table-cell>
          <table:table-cell office:value-type="float" office:value="348" calcext:value-type="float">
            <text:p>34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5411300236_81d555c4d7_700-1.mat'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5745699770_a48dafba4f_700.mat'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5835861879_9358de94f6_700.mat'</text:p>
          </table:table-cell>
          <table:table-cell office:value-type="float" office:value="411" calcext:value-type="float">
            <text:p>411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5969551541_416ff6b617_700.mat'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5montholdPresaCanariopuppyshowinghisalertnesswhenn.mat'</text:p>
          </table:table-cell>
          <table:table-cell office:value-type="float" office:value="455" calcext:value-type="float">
            <text:p>45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60ANTICIPATION.mat'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6204124882_a40b25dc6a_700.mat'</text:p>
          </table:table-cell>
          <table:table-cell office:value-type="float" office:value="439" calcext:value-type="float">
            <text:p>439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6609192441_3d7bc21319_700.mat'</text:p>
          </table:table-cell>
          <table:table-cell office:value-type="float" office:value="423" calcext:value-type="float">
            <text:p>42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6646728069_d487b8c48a_700.mat'</text:p>
          </table:table-cell>
          <table:table-cell office:value-type="float" office:value="468" calcext:value-type="float">
            <text:p>46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8033743349__700.mat'</text:p>
          </table:table-cell>
          <table:table-cell office:value-type="float" office:value="482" calcext:value-type="float">
            <text:p>4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8081427542__700.mat'</text:p>
          </table:table-cell>
          <table:table-cell office:value-type="float" office:value="393" calcext:value-type="float">
            <text:p>39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8223779028__700.mat'</text:p>
          </table:table-cell>
          <table:table-cell office:value-type="float" office:value="351" calcext:value-type="float">
            <text:p>3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8408685483_d953ce7e2e_700.mat'</text:p>
          </table:table-cell>
          <table:table-cell office:value-type="float" office:value="477" calcext:value-type="float">
            <text:p>477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8485402793_e019df9118_700.mat'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9107045211_360p.mat'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LERTNESS.mat'</text:p>
          </table:table-cell>
          <table:table-cell office:value-type="float" office:value="372" calcext:value-type="float">
            <text:p>37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brahamHicks~BeHappyinAnticipationofWhatisComing.mat'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irsoftTinCity2woodpileoperationvigilance.mat'</text:p>
          </table:table-cell>
          <table:table-cell office:value-type="float" office:value="335" calcext:value-type="float">
            <text:p>335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lertness1.mat'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nticipatingApple_sNewTablet.mat'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nticipatingHumanActivitiesforReactiveRoboticResponses.mat'</text:p>
          </table:table-cell>
          <table:table-cell office:value-type="float" office:value="377" calcext:value-type="float">
            <text:p>377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nticipatingRamadan.mat'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nticipation-1.mat'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nticipation-2.mat'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nticipation-CreativeHongKong2013.mat'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nticipation.mat'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nticipationNadin.mat'</text:p>
          </table:table-cell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nticipationVs.NoAnticipation.mat'</text:p>
          </table:table-cell>
          <table:table-cell office:value-type="float" office:value="399" calcext:value-type="float">
            <text:p>39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nticipation_.mat'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nticipation_SlotsatHorseshoeCasinos.mat'</text:p>
          </table:table-cell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sianMalePhotographerdetainedbyVigilanceCommitteeatLondonDemo.mat'</text:p>
          </table:table-cell>
          <table:table-cell office:value-type="float" office:value="420" calcext:value-type="float">
            <text:p>420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AudrasHugAnticipatingTomorrow_sHug.mat'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features_avg_freq_kernel/2/Babyanticipatingadrink.mat'</text:p>
          </table:table-cell>
          <table:table-cell office:value-type="float" office:value="627" calcext:value-type="float">
            <text:p>6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BerguzarKorel-Feride^AnticipationofLove.wmv.mat'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BodyLanguage-IndicatorsofInterest.mat'</text:p>
          </table:table-cell>
          <table:table-cell office:value-type="float" office:value="563" calcext:value-type="float">
            <text:p>563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CamelotNationalLottery_Anticipation_byJohnAltman.mat'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DatingExpectationsVsReality.mat'</text:p>
          </table:table-cell>
          <table:table-cell office:value-type="float" office:value="618" calcext:value-type="float">
            <text:p>61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DogTraining_HowtogetyourdoginterestedinFrisbee.mat'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EnglishMastiff-WestgortAnticipation.mat'</text:p>
          </table:table-cell>
          <table:table-cell office:value-type="float" office:value="554" calcext:value-type="float">
            <text:p>55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Funny_CuteDoganticipatingThanksgivingdinner..mat'</text:p>
          </table:table-cell>
          <table:table-cell office:value-type="float" office:value="657" calcext:value-type="float">
            <text:p>657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GettingGirlsInterestedinEngineeringandScience.mat'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Gymnastics_ExpectationVSReality.mat'</text:p>
          </table:table-cell>
          <table:table-cell office:value-type="float" office:value="659" calcext:value-type="float">
            <text:p>65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Gymnastics_ExpectationVsReality-1.mat'</text:p>
          </table:table-cell>
          <table:table-cell office:value-type="float" office:value="513" calcext:value-type="float">
            <text:p>5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Harlowanticipatingmynextmove.mat'</text:p>
          </table:table-cell>
          <table:table-cell office:value-type="float" office:value="555" calcext:value-type="float">
            <text:p>555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INTEREST-YouTube.mat'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INTRUDERALERT_.mat'</text:p>
          </table:table-cell>
          <table:table-cell office:value-type="float" office:value="610" calcext:value-type="float">
            <text:p>610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InstantIceCreamRollsByStreetVendorInPhuketThailand.mat'</text:p>
          </table:table-cell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IsraelChristianInterestTour-Day2.mat'</text:p>
          </table:table-cell>
          <table:table-cell office:value-type="float" office:value="591" calcext:value-type="float">
            <text:p>591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MOSTINTERESTINGMANINREALLIFE__.mat'</text:p>
          </table:table-cell>
          <table:table-cell office:value-type="float" office:value="574" calcext:value-type="float">
            <text:p>5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MomentofAnticipationatCraps-AdforHorseshoeCasinos.mat'</text:p>
          </table:table-cell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MyVeryInterestingRideHome.mat'</text:p>
          </table:table-cell>
          <table:table-cell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ObjectofInterest_CheesePowder.mat'</text:p>
          </table:table-cell>
          <table:table-cell office:value-type="float" office:value="628" calcext:value-type="float">
            <text:p>628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OperationVigilanceVIII-YouTube.mat'</text:p>
          </table:table-cell>
          <table:table-cell office:value-type="float" office:value="649" calcext:value-type="float">
            <text:p>6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Operation_Vigilance.mat'</text:p>
          </table:table-cell>
          <table:table-cell office:value-type="float" office:value="632" calcext:value-type="float">
            <text:p>63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Prventionroutire-Testdevigilance.mat'</text:p>
          </table:table-cell>
          <table:table-cell office:value-type="float" office:value="508" calcext:value-type="float">
            <text:p>508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PuppySeries_Alertness.mat'</text:p>
          </table:table-cell>
          <table:table-cell office:value-type="float" office:value="503" calcext:value-type="float">
            <text:p>50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QuiAwkwardHumanInterest.mat'</text:p>
          </table:table-cell>
          <table:table-cell office:value-type="float" office:value="581" calcext:value-type="float">
            <text:p>581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RileyanticipatingmeetingGoofyforthefirsttimeatDisne.mat'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SkyrimBattles-BranandSceolangvsVigilanceandMeeko[MasterSettings].mat'</text:p>
          </table:table-cell>
          <table:table-cell office:value-type="float" office:value="561" calcext:value-type="float">
            <text:p>561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Sometimes_the_anticipation_is_just_as_funny.mat'</text:p>
          </table:table-cell>
          <table:table-cell office:value-type="float" office:value="655" calcext:value-type="float">
            <text:p>65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Thethreeamigosanticipatingpresents.mat'</text:p>
          </table:table-cell>
          <table:table-cell office:value-type="float" office:value="634" calcext:value-type="float">
            <text:p>63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Thor,Whitey,Tino,Keiko_Anticipatingtheopeningofthec.mat'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VIGILANCE-ShortActionScene.mat'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VIGILANCEByHannahandAshley.avi.mat'</text:p>
          </table:table-cell>
          <table:table-cell office:value-type="float" office:value="511" calcext:value-type="float">
            <text:p>511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Vigilance(Teaser).mat'</text:p>
          </table:table-cell>
          <table:table-cell office:value-type="float" office:value="611" calcext:value-type="float">
            <text:p>611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Vigilance.mat'</text:p>
          </table:table-cell>
          <table:table-cell office:value-type="float" office:value="654" calcext:value-type="float">
            <text:p>65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Waiting,anticipation.mat'</text:p>
          </table:table-cell>
          <table:table-cell office:value-type="float" office:value="535" calcext:value-type="float">
            <text:p>53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WeddingAnticipationI.mat'</text:p>
          </table:table-cell>
          <table:table-cell office:value-type="float" office:value="588" calcext:value-type="float">
            <text:p>58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WilkAnticipation.mat'</text:p>
          </table:table-cell>
          <table:table-cell office:value-type="float" office:value="499" calcext:value-type="float">
            <text:p>499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classicHeinzKetchupAnticipationTVad1979.mat'</text:p>
          </table:table-cell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reactionandanticipation.mat'</text:p>
          </table:table-cell>
          <table:table-cell office:value-type="float" office:value="569" calcext:value-type="float">
            <text:p>5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2/squerrel_alertnesslevel..mat'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2404356030_207d95a14e_700.mat'</text:p>
          </table:table-cell>
          <table:table-cell office:value-type="float" office:value="642" calcext:value-type="float">
            <text:p>64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2596226689_22aa39c57b_700.mat'</text:p>
          </table:table-cell>
          <table:table-cell office:value-type="float" office:value="598" calcext:value-type="float">
            <text:p>598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2851645510_baec8ccdbf_700.mat'</text:p>
          </table:table-cell>
          <table:table-cell office:value-type="float" office:value="631" calcext:value-type="float">
            <text:p>6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2919246884_98d36ac5f8_700.mat'</text:p>
          </table:table-cell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2981550573_8b24b44bc7_700.mat'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066020031_3ce96234c4_700.mat'</text:p>
          </table:table-cell>
          <table:table-cell office:value-type="float" office:value="539" calcext:value-type="float">
            <text:p>5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103679365_96d92f84f1_700.mat'</text:p>
          </table:table-cell>
          <table:table-cell office:value-type="float" office:value="580" calcext:value-type="float">
            <text:p>58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140028696_61751af256_700.mat'</text:p>
          </table:table-cell>
          <table:table-cell office:value-type="float" office:value="658" calcext:value-type="float">
            <text:p>6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306368807_1509cf7f6f_700.mat'</text:p>
          </table:table-cell>
          <table:table-cell office:value-type="float" office:value="542" calcext:value-type="float">
            <text:p>54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445444507_c5d9169496_700.mat'</text:p>
          </table:table-cell>
          <table:table-cell office:value-type="float" office:value="505" calcext:value-type="float">
            <text:p>50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506996706_377d4914f9_700.mat'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507081106_538c93085a_700.mat'</text:p>
          </table:table-cell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527012618_7ceb8fb27b_700.mat'</text:p>
          </table:table-cell>
          <table:table-cell office:value-type="float" office:value="491" calcext:value-type="float">
            <text:p>49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532316619_a4d47b7cc7_700.mat'</text:p>
          </table:table-cell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599453183_f1ab2a0e67_700.mat'</text:p>
          </table:table-cell>
          <table:table-cell office:value-type="float" office:value="553" calcext:value-type="float">
            <text:p>5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608878449_54e798c6af_700.mat'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609202912_5eab9f2496_700.mat'</text:p>
          </table:table-cell>
          <table:table-cell office:value-type="float" office:value="629" calcext:value-type="float">
            <text:p>62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752250931_a679f7e5bf_700.mat'</text:p>
          </table:table-cell>
          <table:table-cell office:value-type="float" office:value="583" calcext:value-type="float">
            <text:p>58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810752392_7d40b72326_700.mat'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871817135_b4e8058c35_700.mat'</text:p>
          </table:table-cell>
          <table:table-cell office:value-type="float" office:value="565" calcext:value-type="float">
            <text:p>565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features_avg_freq_kernel/3/3877252014_2c137a4607_700.mat'</text:p>
          </table:table-cell>
          <table:table-cell office:value-type="float" office:value="745" calcext:value-type="float">
            <text:p>745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3893922213_b79dcb7a6c_700.mat'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3924611110_f8e3ed706d_700.mat'</text:p>
          </table:table-cell>
          <table:table-cell office:value-type="float" office:value="702" calcext:value-type="float">
            <text:p>70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3953221143_d18299e918_700.mat'</text:p>
          </table:table-cell>
          <table:table-cell office:value-type="float" office:value="706" calcext:value-type="float">
            <text:p>706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3966851509_0ffa7ebd90_700.mat'</text:p>
          </table:table-cell>
          <table:table-cell office:value-type="float" office:value="720" calcext:value-type="float">
            <text:p>72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038029278_516bd42086_700.mat'</text:p>
          </table:table-cell>
          <table:table-cell office:value-type="float" office:value="704" calcext:value-type="float">
            <text:p>70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039266670_7a909f945f_700.mat'</text:p>
          </table:table-cell>
          <table:table-cell office:value-type="float" office:value="690" calcext:value-type="float">
            <text:p>69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141320308_19ebba53bc_700.mat'</text:p>
          </table:table-cell>
          <table:table-cell office:value-type="float" office:value="709" calcext:value-type="float">
            <text:p>70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143645693_6866f5c016_700.mat'</text:p>
          </table:table-cell>
          <table:table-cell office:value-type="float" office:value="674" calcext:value-type="float">
            <text:p>674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171634246_16a359f2d6_700.mat'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173454267_75fecfee44_700.mat'</text:p>
          </table:table-cell>
          <table:table-cell office:value-type="float" office:value="761" calcext:value-type="float">
            <text:p>761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176074461_1b7e781261_700.mat'</text:p>
          </table:table-cell>
          <table:table-cell office:value-type="float" office:value="691" calcext:value-type="float">
            <text:p>69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176361214_a31a3e917f_700.mat'</text:p>
          </table:table-cell>
          <table:table-cell office:value-type="float" office:value="693" calcext:value-type="float">
            <text:p>693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180623806_89c7413f8d_700.mat'</text:p>
          </table:table-cell>
          <table:table-cell office:value-type="float" office:value="664" calcext:value-type="float">
            <text:p>66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236603540_ac7d6e1d3d_700.mat'</text:p>
          </table:table-cell>
          <table:table-cell office:value-type="float" office:value="667" calcext:value-type="float">
            <text:p>66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246968797_2fd3f9eea8_700.mat'</text:p>
          </table:table-cell>
          <table:table-cell office:value-type="float" office:value="673" calcext:value-type="float">
            <text:p>673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302388758_18b476568a_700.mat'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314352639_0520eb25d6_700.mat'</text:p>
          </table:table-cell>
          <table:table-cell office:value-type="float" office:value="686" calcext:value-type="float">
            <text:p>6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321792116_dbac38ea64_700.mat'</text:p>
          </table:table-cell>
          <table:table-cell office:value-type="float" office:value="763" calcext:value-type="float">
            <text:p>76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345451083_9c8b1151af_700.mat'</text:p>
          </table:table-cell>
          <table:table-cell office:value-type="float" office:value="733" calcext:value-type="float">
            <text:p>73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351780295_48732ee79e_700.mat'</text:p>
          </table:table-cell>
          <table:table-cell office:value-type="float" office:value="681" calcext:value-type="float">
            <text:p>6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371127645_0af0c4fb7c_700.mat'</text:p>
          </table:table-cell>
          <table:table-cell office:value-type="float" office:value="669" calcext:value-type="float">
            <text:p>66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470417216_e4837ce562_700.mat'</text:p>
          </table:table-cell>
          <table:table-cell office:value-type="float" office:value="713" calcext:value-type="float">
            <text:p>7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484662743_bf3bfb757e_700.mat'</text:p>
          </table:table-cell>
          <table:table-cell office:value-type="float" office:value="703" calcext:value-type="float">
            <text:p>7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536637600_14de1ac3a2_700.mat'</text:p>
          </table:table-cell>
          <table:table-cell office:value-type="float" office:value="746" calcext:value-type="float">
            <text:p>746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543396108_c6da4e7eda_700.mat'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547092552_bd430f7256_700.mat'</text:p>
          </table:table-cell>
          <table:table-cell office:value-type="float" office:value="721" calcext:value-type="float">
            <text:p>721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601659380_4ca0334b6f_700.mat'</text:p>
          </table:table-cell>
          <table:table-cell office:value-type="float" office:value="697" calcext:value-type="float">
            <text:p>697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615373637_fd5436a9a0_700.mat'</text:p>
          </table:table-cell>
          <table:table-cell office:value-type="float" office:value="695" calcext:value-type="float">
            <text:p>695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653815988_6c3fa68727_700.mat'</text:p>
          </table:table-cell>
          <table:table-cell office:value-type="float" office:value="715" calcext:value-type="float">
            <text:p>71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678060195_d4b0b79355_700.mat'</text:p>
          </table:table-cell>
          <table:table-cell office:value-type="float" office:value="694" calcext:value-type="float">
            <text:p>6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696478434_687b041613_700.mat'</text:p>
          </table:table-cell>
          <table:table-cell office:value-type="float" office:value="665" calcext:value-type="float">
            <text:p>66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755182933_5eabc0117f_700.mat'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eatures_avg_freq_kernel/3/4788089183_df1e1d0420_700.mat'</text:p>
          </table:table-cell>
          <table:table-cell office:value-type="float" office:value="937" calcext:value-type="float">
            <text:p>937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4893097364_fe42f38ffd_700.mat'</text:p>
          </table:table-cell>
          <table:table-cell office:value-type="float" office:value="918" calcext:value-type="float">
            <text:p>918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4914193677_63df054423_700.mat'</text:p>
          </table:table-cell>
          <table:table-cell office:value-type="float" office:value="969" calcext:value-type="float">
            <text:p>969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4921786756_b51b280265_700.mat'</text:p>
          </table:table-cell>
          <table:table-cell office:value-type="float" office:value="832" calcext:value-type="float">
            <text:p>832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4997016067__700.mat'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038117109_85396cf87e_700.mat'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058930112_655c8f6c43_700.mat'</text:p>
          </table:table-cell>
          <table:table-cell office:value-type="float" office:value="837" calcext:value-type="float">
            <text:p>837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077064217_6ff58dc91a_700.mat'</text:p>
          </table:table-cell>
          <table:table-cell office:value-type="float" office:value="972" calcext:value-type="float">
            <text:p>97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151903238_dd04283f53_700.mat'</text:p>
          </table:table-cell>
          <table:table-cell office:value-type="float" office:value="796" calcext:value-type="float">
            <text:p>796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350022454_206f8e16ed_700.mat'</text:p>
          </table:table-cell>
          <table:table-cell office:value-type="float" office:value="964" calcext:value-type="float">
            <text:p>964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450068962_b7cdb7277b_700.mat'</text:p>
          </table:table-cell>
          <table:table-cell office:value-type="float" office:value="896" calcext:value-type="float">
            <text:p>896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615023013_c6cbde24c5_700.mat'</text:p>
          </table:table-cell>
          <table:table-cell office:value-type="float" office:value="919" calcext:value-type="float">
            <text:p>91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615023395_108e2aa18a_700.mat'</text:p>
          </table:table-cell>
          <table:table-cell office:value-type="float" office:value="906" calcext:value-type="float">
            <text:p>906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648447666__700.mat'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720439630_3fe2deffa7_700.mat'</text:p>
          </table:table-cell>
          <table:table-cell office:value-type="float" office:value="944" calcext:value-type="float">
            <text:p>944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735354925_df3bfc4613_700.mat'</text:p>
          </table:table-cell>
          <table:table-cell office:value-type="float" office:value="935" calcext:value-type="float">
            <text:p>935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762574190_9bc4053087_700.mat'</text:p>
          </table:table-cell>
          <table:table-cell office:value-type="float" office:value="817" calcext:value-type="float">
            <text:p>81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807878261_a71540494e_700.mat'</text:p>
          </table:table-cell>
          <table:table-cell office:value-type="float" office:value="847" calcext:value-type="float">
            <text:p>847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5860630435_3b5cb02726_700.mat'</text:p>
          </table:table-cell>
          <table:table-cell office:value-type="float" office:value="987" calcext:value-type="float">
            <text:p>987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6182878936_ae87f9b4eb_700.mat'</text:p>
          </table:table-cell>
          <table:table-cell office:value-type="float" office:value="808" calcext:value-type="float">
            <text:p>808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6192844705_0c12d8688a_700.mat'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6498163905_b3f6f3e17d_700.mat'</text:p>
          </table:table-cell>
          <table:table-cell office:value-type="float" office:value="829" calcext:value-type="float">
            <text:p>8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6508368055_516a59d827_700.mat'</text:p>
          </table:table-cell>
          <table:table-cell office:value-type="float" office:value="930" calcext:value-type="float">
            <text:p>930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6799290420_15af9b645f_700.mat'</text:p>
          </table:table-cell>
          <table:table-cell office:value-type="float" office:value="892" calcext:value-type="float">
            <text:p>892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6854711997_e9d7404824_700.mat'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6894837248__700.mat'</text:p>
          </table:table-cell>
          <table:table-cell office:value-type="float" office:value="798" calcext:value-type="float">
            <text:p>798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6904597383_f7a7e348a2_700.mat'</text:p>
          </table:table-cell>
          <table:table-cell office:value-type="float" office:value="878" calcext:value-type="float">
            <text:p>878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6904684913_8b4bfe3c9f_700.mat'</text:p>
          </table:table-cell>
          <table:table-cell office:value-type="float" office:value="824" calcext:value-type="float">
            <text:p>82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6973240238_2273917d90_700.mat'</text:p>
          </table:table-cell>
          <table:table-cell office:value-type="float" office:value="928" calcext:value-type="float">
            <text:p>928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6987110310_363986cfb7_700.mat'</text:p>
          </table:table-cell>
          <table:table-cell office:value-type="float" office:value="882" calcext:value-type="float">
            <text:p>882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7313181788_37b535f2a4_700.mat'</text:p>
          </table:table-cell>
          <table:table-cell office:value-type="float" office:value="870" calcext:value-type="float">
            <text:p>87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7524944920_d9de36eba6_700.mat'</text:p>
          </table:table-cell>
          <table:table-cell office:value-type="float" office:value="874" calcext:value-type="float">
            <text:p>87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7713194174_74693c14c5_700.mat'</text:p>
          </table:table-cell>
          <table:table-cell office:value-type="float" office:value="910" calcext:value-type="float">
            <text:p>910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033850403_5935269e3c_700.mat'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033915557_19da673e6a_700.mat'</text:p>
          </table:table-cell>
          <table:table-cell office:value-type="float" office:value="994" calcext:value-type="float">
            <text:p>994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110954739_a97f9d682f_700.mat'</text:p>
          </table:table-cell>
          <table:table-cell office:value-type="float" office:value="940" calcext:value-type="float">
            <text:p>94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216001868_aa529646b9_700.mat'</text:p>
          </table:table-cell>
          <table:table-cell office:value-type="float" office:value="812" calcext:value-type="float">
            <text:p>812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375706913_eca3b48232_700.mat'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456907348_9bd335605b_700.mat'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485642549_1ee39a4047_700.mat'</text:p>
          </table:table-cell>
          <table:table-cell office:value-type="float" office:value="904" calcext:value-type="float">
            <text:p>904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485667637_810ea2a023_700.mat'</text:p>
          </table:table-cell>
          <table:table-cell office:value-type="float" office:value="929" calcext:value-type="float">
            <text:p>929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487234004_02edf423e5_700.mat'</text:p>
          </table:table-cell>
          <table:table-cell office:value-type="float" office:value="814" calcext:value-type="float">
            <text:p>814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500896275__700.mat'</text:p>
          </table:table-cell>
          <table:table-cell office:value-type="float" office:value="826" calcext:value-type="float">
            <text:p>82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542817784_384649fb2b_700.mat'</text:p>
          </table:table-cell>
          <table:table-cell office:value-type="float" office:value="790" calcext:value-type="float">
            <text:p>790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668854471_418934a172_700.mat'</text:p>
          </table:table-cell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742527500_6be8d43db7_700.mat'</text:p>
          </table:table-cell>
          <table:table-cell office:value-type="float" office:value="982" calcext:value-type="float">
            <text:p>982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8846136543_360p.mat'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BoredomStrikesbyRanzKyle.mat'</text:p>
          </table:table-cell>
          <table:table-cell office:value-type="float" office:value="894" calcext:value-type="float">
            <text:p>89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BoredomTimeWithWilliam.mat'</text:p>
          </table:table-cell>
          <table:table-cell office:value-type="float" office:value="956" calcext:value-type="float">
            <text:p>956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BoredominTheTrotsky.mat'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DogDazeofBoredom.mat'</text:p>
          </table:table-cell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Eddsworld-EddstalesofBoredom.mat'</text:p>
          </table:table-cell>
          <table:table-cell office:value-type="float" office:value="933" calcext:value-type="float">
            <text:p>93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FearAndLoathingInLasVegasTheFlamingoHotelRoom.mat'</text:p>
          </table:table-cell>
          <table:table-cell office:value-type="float" office:value="857" calcext:value-type="float">
            <text:p>857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FearandLoathinginLasVegas(6-10)MovieCLIP-WhiteRabbit(1998)HD.mat'</text:p>
          </table:table-cell>
          <table:table-cell office:value-type="float" office:value="805" calcext:value-type="float">
            <text:p>805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FearandLoathinginLasVegas-IncredibleKicksinaPublicRestroom.mat'</text:p>
          </table:table-cell>
          <table:table-cell office:value-type="float" office:value="887" calcext:value-type="float">
            <text:p>887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HowToDisgustYourDaughter.mat'</text:p>
          </table:table-cell>
          <table:table-cell office:value-type="float" office:value="921" calcext:value-type="float">
            <text:p>921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JavascriptBoredom.mat'</text:p>
          </table:table-cell>
          <table:table-cell office:value-type="float" office:value="973" calcext:value-type="float">
            <text:p>973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OfficeBoredom.mat'</text:p>
          </table:table-cell>
          <table:table-cell office:value-type="float" office:value="917" calcext:value-type="float">
            <text:p>917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TheResultofBoredom.mat'</text:p>
          </table:table-cell>
          <table:table-cell office:value-type="float" office:value="880" calcext:value-type="float">
            <text:p>880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TheResultsofBoredom.mat'</text:p>
          </table:table-cell>
          <table:table-cell office:value-type="float" office:value="855" calcext:value-type="float">
            <text:p>8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WhatisthisFeeling(Loathing)-Wicked-talentshow.wmv.mat'</text:p>
          </table:table-cell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3/[Vinesauce]CY-30FlightsofLoathing.mat'</text:p>
          </table:table-cell>
          <table:table-cell office:value-type="float" office:value="943" calcext:value-type="float">
            <text:p>943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11.01.09-SuspectApprehension,LehighRiver-Whitehall,PA.mat'</text:p>
          </table:table-cell>
          <table:table-cell office:value-type="float" office:value="909" calcext:value-type="float">
            <text:p>909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007USPCANationals-CriminalApprehensionwithGunfire.mat'</text:p>
          </table:table-cell>
          <table:table-cell office:value-type="float" office:value="907" calcext:value-type="float">
            <text:p>907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008USPCANationals-Criminalapprehension.mat'</text:p>
          </table:table-cell>
          <table:table-cell office:value-type="float" office:value="768" calcext:value-type="float">
            <text:p>768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013DisneysTwilightZoneTowerofTerror-.mat'</text:p>
          </table:table-cell>
          <table:table-cell office:value-type="float" office:value="863" calcext:value-type="float">
            <text:p>863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400533643_42b4677a49_700.mat'</text:p>
          </table:table-cell>
          <table:table-cell office:value-type="float" office:value="767" calcext:value-type="float">
            <text:p>767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401021188_38d4114a26_700.mat'</text:p>
          </table:table-cell>
          <table:table-cell office:value-type="float" office:value="809" calcext:value-type="float">
            <text:p>809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401057123_70554079f7_700.mat'</text:p>
          </table:table-cell>
          <table:table-cell office:value-type="float" office:value="844" calcext:value-type="float">
            <text:p>844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401062419_6c83b36feb_700.mat'</text:p>
          </table:table-cell>
          <table:table-cell office:value-type="float" office:value="984" calcext:value-type="float">
            <text:p>98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401125362_eaabea9770_700.mat'</text:p>
          </table:table-cell>
          <table:table-cell office:value-type="float" office:value="932" calcext:value-type="float">
            <text:p>932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421576400_8aece21822_700.mat'</text:p>
          </table:table-cell>
          <table:table-cell office:value-type="float" office:value="948" calcext:value-type="float">
            <text:p>948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427726436_15bcb1851c_700.mat'</text:p>
          </table:table-cell>
          <table:table-cell office:value-type="float" office:value="806" calcext:value-type="float">
            <text:p>806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439120392_92bc812453_700.mat'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439120395_92bc803045_700.mat'</text:p>
          </table:table-cell>
          <table:table-cell office:value-type="float" office:value="775" calcext:value-type="float">
            <text:p>77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734974155_0f2eefb136_700.mat'</text:p>
          </table:table-cell>
          <table:table-cell office:value-type="float" office:value="908" calcext:value-type="float">
            <text:p>908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735671834_38335519f1_700.mat'</text:p>
          </table:table-cell>
          <table:table-cell office:value-type="float" office:value="831" calcext:value-type="float">
            <text:p>83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738826214_5942075863_700.mat'</text:p>
          </table:table-cell>
          <table:table-cell office:value-type="float" office:value="939" calcext:value-type="float">
            <text:p>939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features_avg_freq_kernel/4/2827447133_cbed5d8a72_700.mat'</text:p>
          </table:table-cell>
          <table:table-cell office:value-type="float" office:value="1061" calcext:value-type="float">
            <text:p>106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2929520045_712fb82a3b_700.mat'</text:p>
          </table:table-cell>
          <table:table-cell office:value-type="float" office:value="1069" calcext:value-type="float">
            <text:p>106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070344023_80fa8b437c_700.mat'</text:p>
          </table:table-cell>
          <table:table-cell office:value-type="float" office:value="1012" calcext:value-type="float">
            <text:p>101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114323439_98c5f04dcc_700.mat'</text:p>
          </table:table-cell>
          <table:table-cell office:value-type="float" office:value="1062" calcext:value-type="float">
            <text:p>106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184219846_3fec689d18_700.mat'</text:p>
          </table:table-cell>
          <table:table-cell office:value-type="float" office:value="1044" calcext:value-type="float">
            <text:p>104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312701667_35d5c9a936_700.mat'</text:p>
          </table:table-cell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316461178_6bc0669db3_700.mat'</text:p>
          </table:table-cell>
          <table:table-cell office:value-type="float" office:value="1006" calcext:value-type="float">
            <text:p>1006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400405238_13ba7df69c_700.mat'</text:p>
          </table:table-cell>
          <table:table-cell office:value-type="float" office:value="1018" calcext:value-type="float">
            <text:p>101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478248879_177c71e6dd_700.mat'</text:p>
          </table:table-cell>
          <table:table-cell office:value-type="float" office:value="1082" calcext:value-type="float">
            <text:p>108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501259368_6d0375028d_700.mat'</text:p>
          </table:table-cell>
          <table:table-cell office:value-type="float" office:value="1015" calcext:value-type="float">
            <text:p>10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527012618_7ceb8fb27b_700.mat'</text:p>
          </table:table-cell>
          <table:table-cell office:value-type="float" office:value="1040" calcext:value-type="float">
            <text:p>10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574618142_308a60e3c0_700.mat'</text:p>
          </table:table-cell>
          <table:table-cell office:value-type="float" office:value="1047" calcext:value-type="float">
            <text:p>1047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633562305_5867790ce7_700.mat'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642313278_d838f855d8_700.mat'</text:p>
          </table:table-cell>
          <table:table-cell office:value-type="float" office:value="1014" calcext:value-type="float">
            <text:p>10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680449216_b7a4e264dd_700.mat'</text:p>
          </table:table-cell>
          <table:table-cell office:value-type="float" office:value="1097" calcext:value-type="float">
            <text:p>109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704857845_21f1810b6a_700.mat'</text:p>
          </table:table-cell>
          <table:table-cell office:value-type="float" office:value="1009" calcext:value-type="float">
            <text:p>1009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742078856_f27453c82d_700.mat'</text:p>
          </table:table-cell>
          <table:table-cell office:value-type="float" office:value="1056" calcext:value-type="float">
            <text:p>1056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754689494_accda4185d_700.mat'</text:p>
          </table:table-cell>
          <table:table-cell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884355926_dbac359bbe_700.mat'</text:p>
          </table:table-cell>
          <table:table-cell office:value-type="float" office:value="1025" calcext:value-type="float">
            <text:p>1025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926960556_edce80ecd1_700.mat'</text:p>
          </table:table-cell>
          <table:table-cell office:value-type="float" office:value="1096" calcext:value-type="float">
            <text:p>10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965353129_c5d58cf4b1_700.mat'</text:p>
          </table:table-cell>
          <table:table-cell office:value-type="float" office:value="1037" calcext:value-type="float">
            <text:p>103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970894689_b5a20e8898_700.mat'</text:p>
          </table:table-cell>
          <table:table-cell office:value-type="float" office:value="1067" calcext:value-type="float">
            <text:p>106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976963938_884827dd6a_700.mat'</text:p>
          </table:table-cell>
          <table:table-cell office:value-type="float" office:value="1055" calcext:value-type="float">
            <text:p>1055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3992842335_ea65f3678f_700.mat'</text:p>
          </table:table-cell>
          <table:table-cell office:value-type="float" office:value="1053" calcext:value-type="float">
            <text:p>105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4063707541_3487fc21c7_700.mat'</text:p>
          </table:table-cell>
          <table:table-cell office:value-type="float" office:value="1036" calcext:value-type="float">
            <text:p>1036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4096045576_0557347b66_700.mat'</text:p>
          </table:table-cell>
          <table:table-cell office:value-type="float" office:value="1042" calcext:value-type="float">
            <text:p>10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4140925908_9df2d0c615_700.mat'</text:p>
          </table:table-cell>
          <table:table-cell office:value-type="float" office:value="1058" calcext:value-type="float">
            <text:p>105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4175131753_4408b1dc7a_700.mat'</text:p>
          </table:table-cell>
          <table:table-cell office:value-type="float" office:value="1077" calcext:value-type="float">
            <text:p>10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4220139531_907a224a95_700.mat'</text:p>
          </table:table-cell>
          <table:table-cell office:value-type="float" office:value="1070" calcext:value-type="float">
            <text:p>107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4226318918_08bd3e7e84_700.mat'</text:p>
          </table:table-cell>
          <table:table-cell office:value-type="float" office:value="1029" calcext:value-type="float">
            <text:p>1029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4242589687_51883af762_700.mat'</text:p>
          </table:table-cell>
          <table:table-cell office:value-type="float" office:value="1050" calcext:value-type="float">
            <text:p>105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4260287596__700.mat'</text:p>
          </table:table-cell>
          <table:table-cell office:value-type="float" office:value="1088" calcext:value-type="float">
            <text:p>108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4299010314_11f31efa0c_700.mat'</text:p>
          </table:table-cell>
          <table:table-cell office:value-type="float" office:value="1043" calcext:value-type="float">
            <text:p>104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features_avg_freq_kernel/4/4341315928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4342439242_27b473ec1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4529192221_2b57e3f27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4599847220_ff1719b81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4696738617_11af2b47e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4777203972_39c4f95f2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4887305428_e4ba63774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4890936364_3598161591_700-1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4890936364_359816159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4950936693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4966907713_17727f65e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4974264158_64a3c0575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4977658553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066993057_5eaf8e413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111653779_856b2f939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112766984_d0e2f7fec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147474307_38424b1f4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148266826_bf32094f1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155873165_13357b4d9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162116340_947b21f50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171108953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175120766_5d8b6b34b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181761158_fd5765ff4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199236836_83a33685f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351217394_25cf38fdf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450196253_7079e03d4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464833998_f05c419b1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487862058_fb165899a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637703294_1565a0a1e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645908102_9e648286b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657712788_ba39acb6e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797503791_bbae95dc4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957645876_18d00d0c7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964705241_101c9c944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5986130768_2b5b29565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6047171348_f3577a5ee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6162939949_c5d31d110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6175190911_70429343b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100020557_2ce88139e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248369958_ae27f7758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248383908_405454fb6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248657200_11b2cb296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248666256_68a050f55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261182522_cb42e5ea9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277637214_25f89cb84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978025274_e210c3f54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978029604_a874f478d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978031139_e2035fa23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978035375_34812a1fa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978036110_826a9006c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978036191_deb699299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7987125705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074718573_ea5fac252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123611893_2c56b5863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160830424_6f789562fb_700-1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160830424_6f789562f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252331882_d50f7b77c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391941371_8f88251cd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536889155_d01fc3a27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536965345_835c1966d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536982923_187d73cc1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538118912_0e8edc55c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582123215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638238738_8d2a8ca04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662822546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666145583_a2ef2f86f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749622857_76a687e2e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8814003455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9080822456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9089563440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9096480184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9252957655_288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9281767007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9400887363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9401273553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9627467351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9656309814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9687498189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ApprehensionTeaserTrail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Apprehensionof27spottedbytheTexasBorderVolunteers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BannedFearFactorChalleng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BromaPesadaTerrorenPublico-aparicionMujerZombieNew2013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CAPEFEAR-Trailer-HQ-(1991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CDCRFugitiveApprehensionTeam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ChappelleShow-TyroneBiggumsFearFactorFULLUNCENSORE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DJSkinheadExtremeTerro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DUBSTEPDANCE-LOSTRIXMETIENDOTERRO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Double(SilentTerror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FearFactorActionTurkey2013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FearFactorAksiyon4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FearFactorMoments-TheConfidenceChamb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FearFactorwomanHEADSHAV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FelonApprehens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Grey-UMANOVAHISTRIADETERROR-Parte1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HDPOV-TowerofTerrorRide-FullRide-Through-DisneyCaliforniaAdventur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JacksonK9-ApprehensionDemonstra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K9Pia-PoliceK9PatrolTraining,BuildingSearch,SuspectApprehension,etc.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KarenBlack1975TrilogyofTerrorAmeliaScen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KillerKaraoke-WalkofFea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KillerKaraoke-WalkofFear2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LaGalaxiadelTerror-Dameia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LacasadeAramberri(Incluyevideo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MyRuin-Terro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NIGHTTERROR-AHorrorFilmbySawyerHartma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NightTerro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PlanetTerror(2007)OfficialTrailer1-RoseMcGowanMovieH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PoliceSWATcanineapprehens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QueenStMallSiegeBrisbane-Apprehension-End-8March2013-Non-lethalweapon.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RubiksCubeTerro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ScoobyDooonZombieIsland-ItsTerrorTimeAgain[FULLSONGW-LYRICS]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SonitrolAssistedApprehens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TerrorTowers(1994)-Part1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TerrorTrain[CollectorsEdition]-Trail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TerrorTram(NightVision)HalloweenHorrorNights2012UniversalStudiosHollywoo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TerrorofMechagodzilla-GodzillasAppearanc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TesticleAddictionInPlanetTerro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TwilightZoneTowerofTerroratDisneysHollywoodStudiosWaltDisneyWorld-HDThrillSeek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4/fearfactorcontestantseatingroachesandgrasshopper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2408934108_2778a99aa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2451180125_c55f406a6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2512743407_59935afbc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2530164692_92b173b68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2539210075_dd0e6e8b6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2553263951_89bef5289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2581898161_7ff598285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2785375098_4b26dc7b4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2843578695_862129152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2866447038_2bec90565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2883213075_5f8423ecc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065334800_4426c1123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141112053_a85c15dcf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178039584_fb01c8627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179674559_4733b067c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195454975_8db98a728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327064367_f6e502857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349545954_0ffc50759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352403345_a5290d0d8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353226604_a0c44dba7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353227128_61f1b82b4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364610538_c811b0e3b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377744890_3ef3ae307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393135111_69410fa6d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410472973_56cc4fedb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425224924_d03501982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450436791_51f2a7df8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469317578_67e606227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469319820_e2831e043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478060215_93328510d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498868274_e280671e1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564917643_a399362a3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627274147_d9d6c254b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731969832_7677631c6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762635206_af047c39c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822714595_cf24d9a74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834060150_e6bab0aa6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870736595_b052691a7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871541576_22cbcda30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880978833_661d2dc9c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884315410_bed12c310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935375787_b56879cd0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970745340_9e7341256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3KinderJoySurpriseEggsMonstersUniversityUnboxing-MonstersToyReview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118301805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179968864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256721396_536f35830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309619650_7fe0d2a28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367217114_17e2ef80d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408175714_c428c1901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412242367_1a54ab848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424602685_df3aaa4a2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475020220_98c13f39b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530137478_79581c0ed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536141116_ee3f281c5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589451273_44ceb7f4c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596818556_e298df1c9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599486245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626010747_d0599b86a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671746740_9e1a27846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671784283_fe528300a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731877752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821466405_060f6ddfc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835713550_d96fcc1c6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842806757_2081ba9f1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925021871_1cbd7d484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977292474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985079873_449acb02a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985681576_f694b20c0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985706518_260e25544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4986789128_6e1fd3632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055832662_2e0830b14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231311881_d4e52f654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236030630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240914381_e87637978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243664236_aed05c449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311616184_40270d351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339448689_a8ec63825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339712270_1976aa0f0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457145295_1a2b9bc44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559008571_f537260b0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587311785_03fa53ceb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587328883_bf0dbd6a0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590188089_03f3dcea8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590269647_b13930a07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631082840_d7a44e408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679727163_e7fe468f4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725286673_c71c75fd4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731126352_2ea5918a4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763215384_6e9463c4e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805981028_5d8c861cd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870136829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878242664_045ef0f86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887797327_a35c1368f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890985905_01a34c633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896053887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903984978_34151ef04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942845894_68cec94af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5991740608_9d3f601ed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005674380_c3fc1d613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097928157_18c471a0f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115018991_f02ea30f8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115095903_3c8d57305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115495036_204503fb2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115817763_22f30c484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116303104_9e3b2f2a3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116325970_b536f7747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116344052_e71618099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116659866_bd4b20f09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116733224_438662436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407899965_0f64846f4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6926340588_1fc598cc2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7067087597_0024e71f8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7227208420_86a7443d0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7457811120_95a9dfa62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051446807_d512a71e8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099252149_6c86ca024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241915229_f97e1aa32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242258743_59a5b1bbf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406686865_221d71a0f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430543133_f10179e85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519946741_5579b3009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524328020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544957548_09c9062fe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725145655_84a9be314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795666181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805950778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806464138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806594976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8806663124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9218115465_288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9240254664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9276370767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9510440760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AbigailJoysingsOvercom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AdultSwimBump-TheresSerenitySomewher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AstroBurgerJoyBombwithAijia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BMW.JumpforJoy.Part2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BMWJOY3D-Asias1stInteractive3DBuildingProjec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CatSlapJoyDivision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CroatianEUcelebration-MIDNIGHT01-07-OdeToJo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ElevatorJoyBomb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FOXNEWS-NewestJoyFitClubmembershed130pounds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FlashmobFlashMob-OdeandieFreude(OdetoJoy)BeethovenSymphonyNo.9classicalmusic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Fracx-Serenit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FrancisChan-HowToExperienceJo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Godsmack-Serenity(Faceless)HD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HomeforsaleinStonebridgeEstates-Serenity-14596WhisperingRidge,SanDiego,CA92131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HouseofJoyPremieresJuly18th-10pmET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JoyBeharLeavingTheView-BigMoments-BillOReillyWalkOff,ObamaShadesofGreyQues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JoyBombwithAijiaBehindtheScenes-EyeoftheTig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JumpForJoy-TheJackson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KinderJoyvsKinder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KinderJoyvsKinderSurpriseRound2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KinectJoyRide-E32010-OfficialGameplayTrailer-H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LisaGerrard-Serenit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MeredithVieiraonJoysLastShow-TheView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Numfardanceofjoyandhono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OhJoyStudio,BeforeandAft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OlaGjeilo-Serenity,OMagnumMysterium(ThePhoenixChorale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PlayStationHomeSerenityPlazaFreeStuff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RenandStimpy-HappyHappyJoyJo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RushWest-Serenit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ScenesofSerenity-WildWestAmericana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Serenity(OriginalMix)-SoundApparel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SerenityAcresTreatmentCent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SerenityFunCity,Egipt,Hurghada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SerenityFunCityMakadiBayTeil1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SerenityFunCityMakadiBayTeil2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SerenityPrayerandthePowerofOne-IndiaArie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SnapYourJo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SoyezPrêtPourLe17Mai-HelloJo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SpreadJoybyMikeStricklan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SuburbanSerenity-SuperSimm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TheShirellesandLittleRichard-JoyJoyJo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TheSmithFamily-SerenityBlu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Vargo-GetBackToSerenity(BeachMix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Wow-Wow-Wubbzy-MusicVideo-GiftOfJo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[Chillstep]Killigrew-SenseofSerenit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5/zero-project-Touchofserenity(HD1080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148-RoxassGrief-[AllCutscenes-NoSubs]KingdomHearts3D[DreamDropDistance]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2408738479_dc2d14250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2448072134_c3f98a8f9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2591552392_7398405c3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2871456435_b8bf0a8c1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3018575959_3bc6f67b5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3101016578_e33a3d7c1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3144060573_671445e00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3173028598_832c27d01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3173028607_705e292dc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3320504516_7e863bc25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3482668364_a87cb5e38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3643427992_d3fa35c08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3786478321_e8985f75d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3852235072_b0ded01b3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164935695_55437d597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221817343_cbdb0a9d4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323608876_47295f7d6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332702868_9d6530938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433362429_8267a4293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454167796_a0935f294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536626477_20beefe39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585675458_a2b65f9e2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587413153_cdf9d3058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862166579_5f6b64f37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883981213_97e88ae52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942662477_33f4dbbf1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4975932868_6fcb7268d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5039420241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5098820979_de1c1be7f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5239104527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5271732899_811408f00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5291973924_88f3189c0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5490921284_2fc5cbfab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5578910240_131d8c969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5618686717_0275d5ca1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5StagesofGraduationGrief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5StagesofGrief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079470697_5c2c1bd43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096159731_a40eb572a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136193505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16904609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169046179_840207c05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176068645_519d0d8af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240219958_6d2c8e98e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346608598_0fc4cb740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438386639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526875583_28943f84c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800857590_59d50dacb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818413169_8b7c1f257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872352459_56fa4b8fe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958990712_06877af5a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6967174326_424a9ce92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7193034154_7883544e6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8008682399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8101495313_c31a9f092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8145636748_089deb8bb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8157878205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8183148172_4a36ab07c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8496729408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8506127692_02d876130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8507105334_1db3e1c1d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8588550059_9a20fc945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8595136500_0fef27362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8790754351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9179396338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ArtaxdiesintheSwampofSadness(Complete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COMPLICATEDGRIEF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ChildrenandGriefFilmTrail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Cryinggirlissadcousewashingdishe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Cyanide___Happiness_-_Sad_Larr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DanceMomsCryMontage-SadMontag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DepressedJack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Elephantsgrieving-BBCwildlife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Gorillaexpresshergriefatthedeathofthecatwaslivingwithh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HarvestofGrief-trailorforadocuonPunjab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HelloSadness-LosCampesinos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Inspirational-TryToWatchWithoutCrying90PeopleCr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LostforYou(Original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Mecryingtoacat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Men_In_Black_3_-_Sad_Moment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MilitaryTribute(Sad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Moby-WaitForMe[HD]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One_Direction_Sad_Moments_2013__(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PensiveCat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PensiveMemorie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Pensiveleathersmok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PixarsUpplusDeadIsland=EpicSadness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SADDESTVIDEOEVERMADE(SoSaduwillcryuntiluhavenom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Sadgirlcryingaftermomdie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SeeArtTherapyWorkshop-ACelebrationofGrief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SummertimeSadness-Multifandom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TheLearWorld-Pensivenes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TheManyFacesofGrief_Los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ThroughaLensDarkly-Grief,LossandC.S.Lewi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WORR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_MoreThanSad_TeenDepression_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_Sadness_-CryingActorsSupercut[HD]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babycryingsosa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6/sadOldmanarecryingforlosinghiscamel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1991PuppySurpriseCommercial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1stmonthsarysurpriseformygirlfrien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2010amazementsquare3_12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2430749925_726fa9a4a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2488181156_f33911e52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2571688117_4effd8413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2685148785_24bb3fe7a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2800513656_25998387c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2895218663_5f3f266c5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2916493282_24bc6a9f6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2934707135_b7d4c7f2f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099765643_6858869d4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230037881_eb43a6823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237354719_08eb29ba8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282999464_0b8b398d5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302403534_cd2eca536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319620085_385f9d5bc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397831629_58aa9d809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408617328_071f35d65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413344202_cfea64473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433862287_ea131f2de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460924131_d69c7332f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499264540_ae9297e10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504461487_fcc0a88de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516993975_e23c414ca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530683509_13c4ffb92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546535699_2c6961626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562338363_ac6601414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577301133_6f14248c9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647926084_c0e9b2227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684055415_155be7641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703668659_8745ca2b6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773862608_a39ed4ea3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853940262_5de037995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962100561_e2a946459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3972408017_930c4f0e2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048812686_8bf8815d3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069793349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077338276_b532fa970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093692999_ddd4075a4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117013840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130180240_fa24f7127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137753408_d31ffea0a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158441352_433657d8c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236742287_44f1de723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319035754_560a8926f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342968598_5e178522e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358273623_3b39a98af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358999986_80d9e1133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359008112_8f9468b3a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389120979_21ec762c9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389890430_a2109a969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414926170_ba7b65017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422975929_3737c715a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448103368_dc2fd69bf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511721201_68ba7aaee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566679090_17b0dff1d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572493839_a770231c2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813937550_1df5de01c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4916182028_a1cd48c8d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056500981_9c5308df5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070355249_6a50271ec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166855203_03c51b332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176644432_777c6cce4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258638370_2297833cc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282210770_d6143d121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2LocalSecrets-Amazement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305281581_b0670f4a0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307373124_b0559e5ef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307379010_462847087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345334848_c3f12ab91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388113592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495410561_c717bf71c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609118702_1b6b21d702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629941862_8df04e8f0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644162150_46d5e17cf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690021821_05e5ce6e5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718048516_c566d5fe6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795581914_1e7ee25bc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836954350_48252ce09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5901388971_70e1b4f6e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6311038786_973ddd8c1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6316299532_55bb02f80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6456331343_e20840304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6811084619_e014c7e81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6988110534_7a797cc88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7097929937_74723113e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7452863260_e110717b5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7954086304_7d0204025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7954418984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8117015563_68ddb976b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8348011936_ef5642a97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8389150046_248c8d0a6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8627501239_ba339079c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8647292458_a3a0d942c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8DisneyCarsHOLIDAYEDITIONEasterEggsLightningMcQueenSallyKinderSurpriseToySnotRo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9021496526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912351372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9525935957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BigSurpriseforTwoPrincipal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JustinBieberSurprise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MAZEMENTOFPEOPLE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MAZINGBAKETBALLSHOTS--AMAZEMENTpark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dasAmazement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drianasPuppy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mazement-02-24-13MianaandDavi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mazementAwaits-MayaAngelou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mazementProductionsattheNorthwestEventShow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mazementSquare-English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mazementSquare033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mazementfamilyfunatYarramalongValley,CentralCoast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mazingsurpriseproposal(IThinkIWannaMarryYou)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ndersonsFlashMob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shilla16thAshillAmazingPOSEMNCTV270213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shillaSurpriseParty16th250213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AustraliansGazeInAmazementAtFirstTotalEclipseOfTheSunIn1300YearsInThatReg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BIRTHDAYSURPRISE-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BabySurprise-(First-timegrandma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BeatboxGirl--AmazementPark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Ben10MarbzmarbelsSurpriseopeningunwrapping(HD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BestFatherDaughterWeddingDance2013SurpriseEndinginOrangeCount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Bestpromdatesurpriseever-FromIrelandtoAmerica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Bestsurpriseever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Bigsurprisebirthdaygiftformom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Brittanys21stbirthdaycarsurprise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BubbleRings--AmazementPark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CNNDistraction-Bestof2012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CNNDistraction-Dogforgetstojum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CNNDistraction-Familyofduckstriestocrosshighwa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CNNDistraction-Firstdebate-Allthoseinterruption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CNNDistraction-Sealholdshandswithdiv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CNNDistraction-Watchkittenandpuppycuddling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CarmensDisneyWorldsurprise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ColtonsIncredible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CrazyWhistling--AmazementPark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anandPhilAlbumChartDistractionChallenge(SummerEdition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anandPhilChartShowDistraction18-08-2013FacePaint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anandPhilICECUBEDISTRACTIONonTheOfficialChart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neySurprise2013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neyWorldChristmasSurpriseFail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neyWorldSurprise2011NoPeeking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neyworldSurprise2012GOTCHAKIDS-LETSLEAVERIGHTNOW-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Babyelephantmakesasplashatthezoo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Babysleepseatingchicke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Birddrivescustombugg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Bubblefootball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Catandowlbecomefriend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Catgetsdizzychasingto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Catgivesbabytonguebath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Catjogsontreadmill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Catmeowsinwat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Catvs.printingpap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Corgipleadstobepette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DogREALLYhatesbathtim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Dogattemptsdaringescap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Dogsplaytetherball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Dogvs.babyduck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Dogyellsatowner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EpicbackyardSlipnSlid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ExtremeRubiksC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Giantdogwontgetoffbe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Girlapesbabygorilla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Grandpaisagam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Kidcaughtsprinkleface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Kittyinca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Laughingkookaburra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LindsayEllisandDougWalk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Magiciansneezeshisheadoff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Mochasfirstreflec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Penguinscaredtojum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Pinwheelofdog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Raccoongoesnightfishing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Slowloriseatsariceball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Thatsahugeduck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-Tigercubplayswithdog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Babygirlturnstablesondad...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DistractionTickling[m-f]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EllensAudienceMemberGetsaBigSurprise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EmilysBirthdaySurprise.mp4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FaceofAmazement-TheTrainPassing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FastestWaterBottleDrinker--AmazementPark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FireWhips--AmazementPark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Frisbee--AmazementPark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Hannahs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Heathersbirthday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HistoireDeDire-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HomecomingSurprise-Wifesurpriseshersoldier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IRISHEMIGRANTSURPRISEHOMECOMING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Iphonechristmassurprise(sarah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KubalKidsPuppyChristmasEve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LittleGirlsHeart-meltingReactiontoSoldierDaddysSurpriseHomecoming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LongDistanceSurprise.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Manproposesduringsurprisebirthdaycelebration(EdisonplusStella)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MomGetsaLittleSurprise...ThenaHUGE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MomsiPhoneChristmasSurprise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Momsnewcarsurprise....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MothersDaygift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MyBirthdaySurprise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NataliesChristmasDay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NewYorkGraduationgift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OneDirectionConcertTickets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OneDirectionTickets--Surprise-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Onedistractionisallittakes.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Oreo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PresidentBarackObamaMakesSurpriseVisit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Puppy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URPRISE-BestPregnancyAnnouncementReactions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URPRISEPROPOSAL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hockedteenagersfirstcarsurprise..Priceless-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oldierChristmasSurprisePart1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oldierSurpriseHomecomingCompila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oldierSurpriseMomPart1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urprise,Amy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urprise--WeregoingonaDisneyCruise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urprise-BritneyLearnsGangnamStylefromPsy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urpriseDisneytrip.WARNING--GrabaTissueBox-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urpriseDisneyworldTrip-LeavingRightNow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urpriseEngagementFlashmobattheICA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urpriseProposal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SurpriseProposaltomyBoyfriend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TheAmazementofNatur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TheBestSurpriseMilitaryHomecomings-PARTTHRE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TheBiggestSurpriseEv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TheCutestValentinesSurprise(StarringJacobo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TheLionKing3D-CreatingaDistraction-OfficialDisneyMovieCli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ThePresidentMakesASurpriseStopinChinatow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ThePuppy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TheScienceOfAmazementExcelerol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TheTenors-MothersDay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Thisismylife,fulloffun,amazement,anddanger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U.S.MarineIvanVargasshomecomingsurprise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USsoldiercominghomesurpri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UpsideDownJuggling--AmazementPark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WiiUbirthdaysurprise-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7/WomanSobsUncontrollablyattheSurpriseReturnofHerHusband,aU.S.ArmySoldier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(HD)2013VMATaylorSwiftAcceptanceSpeech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022413TrustGameBoy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2008TinaFeyEmmyAcceptanceSpeech,LeadingActressinaComedy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2619186130_e9cd95c47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2640078675_0d025ce2c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2681074812_64bbc7e0d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2713649728_89eeb833e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2812461206_64764a2a7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2832420711_081550986e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3005093712_2995c52e8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3005441187_ccd3e4322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3023345845_87cc86a73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3136609221_4441ae1606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3189543854_326f61478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3387170127_d5c49e722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3736922515_9c5090f31a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3792819215_411a6f679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3821700350_4e56e9d1c9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4353367684_b21a1b5d0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4663139554_215c94277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4670856448_4a36f111f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4701360175_afc1928ce5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4887557183_8328eb746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4923986700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5007397916_b66ba8825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5097240579_a9b6571ff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5140278193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5434322605_f575db7dd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5706584217_bb692f4c1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5913790384_5e03a925f4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5913865220_7a12ff2c8f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6071678467_35ab13a727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6189925634_206d6d4f18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6726098701_2396d832ac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7060903873_07b9778d2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7265301922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7458748816_258916d5a1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7536130592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7554302488_7de267d2dd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8116482834_de3bb1c593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8176449247_ff696ae2eb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8272694102_86a3ee9010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8589528669__700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8931828341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8934609182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8934722741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9988884346_36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ATestOfTrustandFaithBetweenCouple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Acceptanc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AcceptanceSpeech-JerryMitchell(2013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AcceptanceSpeech-JudithLight(2013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AcceptanceSpeech-KinkyBoots(2013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AcceptancetoCollegeLetterReactions-CoolStuff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AcceptancetoYaleandParentsReaction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AdamSandlersAcceptanceSpeech-PeoplesChoiceAwards2012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Admira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AnnaGunnacceptancespeechprimetimeemmyawards2013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AnneHathaway-AcceptanceSpeechOscars2013FullShowHD1080p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BabyTrustFalls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BarackObamaAcceptanceSpeechNovember42008GrantPark,ChicagoIllinoisPART1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BuildingTeamTrust(WithDifferentTrustActivitiesandEx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BuildingTeamTrust(WithDifferentTrustActivitiesandExercises)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BuildingTrustGamewithyourHors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DavidsReactiontohisStanfordDecis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DogTeachTheirYoungTheValueOfTrustandLoyalt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FamousPersonIAdmir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HaidiTrustTest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HowToRestoreYourFaithInHumanit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ITrustYou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Jimparsons(bigbangtheory)acceptancespeechprimetimeemmyawards2013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KJsReactiontoUCBerkeleyAcceptance-Fall2011-YouTub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KnifeScare_TrustTest2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LUKASTERMENALOSTINADMIRA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LukasTermena-LostinAdmira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NJANGBFAADMIRA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Parentsreactiontoopeningmycollegeacceptanceletteratmy1stchoicecollege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RestoringFaithinHumanity-AnimalEdi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RestoringFaithinHumanit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RestoringFaithinHumanityVol.2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RestoringFaithinHumanityVol.3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Sisters_Night-BlindTrustGam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Snakes-ATrustandTeamBuildingActivit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SnowyOwlAcceptanc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StingandHulkShowTheirAdmira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Thetrustgam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Tip244GoPro-TrustthelatchonHero3case-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TrustFallAttack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TrustGam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TrustGameNewMexico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TrustMeBaby-GuideDogParodyof_CallMeMaybe_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TrustV-DuctTapeTeambuildingGam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TrustWaveteambuildinggam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Trustgame-1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Trusttest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UCBerkeleyHaasAcceptanceReac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Ultimatetrustgam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UrbaniqueStation-PlatonicAdmiration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VICESIADMIRE_BEAUTIFULFIRE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Whodoyouadmire_-Germany-InternationalYouthStudy.ma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features_avg_freq_kernel/8/Му-Admiration.mat'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0:02:43.292823910</meta:creation-date>
    <dc:date>2017-05-24T10:29:15.421228314</dc:date>
    <meta:editing-duration>PT11M21S</meta:editing-duration>
    <meta:editing-cycles>1</meta:editing-cycles>
    <meta:document-statistic meta:table-count="1" meta:cell-count="3288" meta:object-count="0"/>
    <meta:generator>LibreOffice/4.2.8.2$Linux_X86_64 LibreOffice_project/420m0$Build-2</meta:generator>
  </office:meta>
</office:document-meta>
</file>